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fs-dfs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ge5 (la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1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2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6]; [$lookup.A$1:$lookup.B$37]; 2; 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8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2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3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ا</text:p>
          </table:table-cell>
          <table:table-cell table:formula="of:=VLOOKUP([.B3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4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4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7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5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5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8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7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7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8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8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8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10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10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4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9]; [$lookup.A$1:$lookup.B$37]; 2; 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1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7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2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4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3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3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3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5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4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2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6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5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5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6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6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7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7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8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9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2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201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10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1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8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9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2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3]; [$lookup.A$1:$lookup.B$37]; 2; 1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30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3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4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5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9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7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2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8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8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90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8]; [$lookup.A$1:$lookup.B$37]; 2; 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30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30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1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11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2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3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4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4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5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3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5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6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6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7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37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37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37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37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37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37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3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3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3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38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3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3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3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38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38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38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38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38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39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39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392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3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39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3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3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3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0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40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40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40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4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40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4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40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40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41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4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4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4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41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41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41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41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4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42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4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422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42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42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4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42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2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2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43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431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3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3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43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4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43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438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43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4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44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44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4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44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44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446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44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44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4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450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45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4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45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4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45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45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45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458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459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4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46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46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46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46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46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6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4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46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47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47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472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47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47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47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4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4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47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479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48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48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4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483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4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48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8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48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8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48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4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4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4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4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4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49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9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49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5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5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502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50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5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505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50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5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50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5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5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51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51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5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5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5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51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51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51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519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5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521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52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52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52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52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52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527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formula="of:=VLOOKUP([.B5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formula="of:=VLOOKUP([.B5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formula="of:=VLOOKUP([.B5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formula="of:=VLOOKUP([.B53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formula="of:=VLOOKUP([.B534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formula="of:=VLOOKUP([.B5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formula="of:=VLOOKUP([.B53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formula="of:=VLOOKUP([.B5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formula="of:=VLOOKUP([.B53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formula="of:=VLOOKUP([.B53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formula="of:=VLOOKUP([.B5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formula="of:=VLOOKUP([.B54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formula="of:=VLOOKUP([.B54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formula="of:=VLOOKUP([.B54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formula="of:=VLOOKUP([.B54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5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formula="of:=VLOOKUP([.B54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formula="of:=VLOOKUP([.B547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formula="of:=VLOOKUP([.B54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4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formula="of:=VLOOKUP([.B55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5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formula="of:=VLOOKUP([.B55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formula="of:=VLOOKUP([.B55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formula="of:=VLOOKUP([.B55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formula="of:=VLOOKUP([.B5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formula="of:=VLOOKUP([.B556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formula="of:=VLOOKUP([.B55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formula="of:=VLOOKUP([.B5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formula="of:=VLOOKUP([.B55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formula="of:=VLOOKUP([.B56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formula="of:=VLOOKUP([.B56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formula="of:=VLOOKUP([.B5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formula="of:=VLOOKUP([.B564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formula="of:=VLOOKUP([.B5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formula="of:=VLOOKUP([.B56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formula="of:=VLOOKUP([.B5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formula="of:=VLOOKUP([.B568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formula="of:=VLOOKUP([.B5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formula="of:=VLOOKUP([.B57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formula="of:=VLOOKUP([.B57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formula="of:=VLOOKUP([.B57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formula="of:=VLOOKUP([.B5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formula="of:=VLOOKUP([.B5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formula="of:=VLOOKUP([.B57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5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formula="of:=VLOOKUP([.B5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formula="of:=VLOOKUP([.B57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formula="of:=VLOOKUP([.B5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formula="of:=VLOOKUP([.B58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formula="of:=VLOOKUP([.B581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formula="of:=VLOOKUP([.B5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formula="of:=VLOOKUP([.B58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formula="of:=VLOOKUP([.B58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formula="of:=VLOOKUP([.B58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formula="of:=VLOOKUP([.B58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formula="of:=VLOOKUP([.B58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formula="of:=VLOOKUP([.B5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formula="of:=VLOOKUP([.B5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formula="of:=VLOOKUP([.B59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formula="of:=VLOOKUP([.B5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formula="of:=VLOOKUP([.B5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formula="of:=VLOOKUP([.B594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formula="of:=VLOOKUP([.B59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formula="of:=VLOOKUP([.B5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formula="of:=VLOOKUP([.B5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formula="of:=VLOOKUP([.B59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formula="of:=VLOOKUP([.B59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formula="of:=VLOOKUP([.B6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formula="of:=VLOOKUP([.B60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formula="of:=VLOOKUP([.B60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formula="of:=VLOOKUP([.B6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formula="of:=VLOOKUP([.B604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formula="of:=VLOOKUP([.B6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60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formula="of:=VLOOKUP([.B60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formula="of:=VLOOKUP([.B6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formula="of:=VLOOKUP([.B60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formula="of:=VLOOKUP([.B61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formula="of:=VLOOKUP([.B61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formula="of:=VLOOKUP([.B6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formula="of:=VLOOKUP([.B613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formula="of:=VLOOKUP([.B614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formula="of:=VLOOKUP([.B61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formula="of:=VLOOKUP([.B61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formula="of:=VLOOKUP([.B61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formula="of:=VLOOKUP([.B6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formula="of:=VLOOKUP([.B620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formula="of:=VLOOKUP([.B62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formula="of:=VLOOKUP([.B622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formula="of:=VLOOKUP([.B62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formula="of:=VLOOKUP([.B62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formula="of:=VLOOKUP([.B62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formula="of:=VLOOKUP([.B62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formula="of:=VLOOKUP([.B627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formula="of:=VLOOKUP([.B62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formula="of:=VLOOKUP([.B62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formula="of:=VLOOKUP([.B63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formula="of:=VLOOKUP([.B63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formula="of:=VLOOKUP([.B6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formula="of:=VLOOKUP([.B63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6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formula="of:=VLOOKUP([.B63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formula="of:=VLOOKUP([.B636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formula="of:=VLOOKUP([.B637]; [$lookup.A$1:$lookup.B$37]; 2; 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formula="of:=VLOOKUP([.B63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formula="of:=VLOOKUP([.B63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formula="of:=VLOOKUP([.B64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6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formula="of:=VLOOKUP([.B64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formula="of:=VLOOKUP([.B64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formula="of:=VLOOKUP([.B6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645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formula="of:=VLOOKUP([.B64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formula="of:=VLOOKUP([.B64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formula="of:=VLOOKUP([.B65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formula="of:=VLOOKUP([.B65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formula="of:=VLOOKUP([.B6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formula="of:=VLOOKUP([.B65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formula="of:=VLOOKUP([.B65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formula="of:=VLOOKUP([.B6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formula="of:=VLOOKUP([.B65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formula="of:=VLOOKUP([.B65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formula="of:=VLOOKUP([.B65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formula="of:=VLOOKUP([.B65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formula="of:=VLOOKUP([.B66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formula="of:=VLOOKUP([.B66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formula="of:=VLOOKUP([.B66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formula="of:=VLOOKUP([.B66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formula="of:=VLOOKUP([.B6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formula="of:=VLOOKUP([.B66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formula="of:=VLOOKUP([.B66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formula="of:=VLOOKUP([.B6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formula="of:=VLOOKUP([.B66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formula="of:=VLOOKUP([.B669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formula="of:=VLOOKUP([.B670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formula="of:=VLOOKUP([.B67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formula="of:=VLOOKUP([.B67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formula="of:=VLOOKUP([.B674]; [$lookup.A$1:$lookup.B$37]; 2; 1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formula="of:=VLOOKUP([.B67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formula="of:=VLOOKUP([.B67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formula="of:=VLOOKUP([.B6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6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formula="of:=VLOOKUP([.B67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formula="of:=VLOOKUP([.B68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</text:p>
          </table:table-cell>
          <table:table-cell office:value-type="string" calcext:value-type="string">
            <text:p>ا</text:p>
          </table:table-cell>
          <table:table-cell table:formula="of:=VLOOKUP([.B68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formula="of:=VLOOKUP([.B68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formula="of:=VLOOKUP([.B68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formula="of:=VLOOKUP([.B684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formula="of:=VLOOKUP([.B6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formula="of:=VLOOKUP([.B68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formula="of:=VLOOKUP([.B6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formula="of:=VLOOKUP([.B68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formula="of:=VLOOKUP([.B6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formula="of:=VLOOKUP([.B69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formula="of:=VLOOKUP([.B69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formula="of:=VLOOKUP([.B69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formula="of:=VLOOKUP([.B69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formula="of:=VLOOKUP([.B6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formula="of:=VLOOKUP([.B69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formula="of:=VLOOKUP([.B69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formula="of:=VLOOKUP([.B69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formula="of:=VLOOKUP([.B6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formula="of:=VLOOKUP([.B70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formula="of:=VLOOKUP([.B70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formula="of:=VLOOKUP([.B70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formula="of:=VLOOKUP([.B70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formula="of:=VLOOKUP([.B70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formula="of:=VLOOKUP([.B70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formula="of:=VLOOKUP([.B70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formula="of:=VLOOKUP([.B7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formula="of:=VLOOKUP([.B70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formula="of:=VLOOKUP([.B70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71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formula="of:=VLOOKUP([.B7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formula="of:=VLOOKUP([.B712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formula="of:=VLOOKUP([.B7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formula="of:=VLOOKUP([.B7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formula="of:=VLOOKUP([.B7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ݢ</text:p>
          </table:table-cell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formula="of:=VLOOKUP([.B7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formula="of:=VLOOKUP([.B71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formula="of:=VLOOKUP([.B71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formula="of:=VLOOKUP([.B7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formula="of:=VLOOKUP([.B7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formula="of:=VLOOKUP([.B722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formula="of:=VLOOKUP([.B723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formula="of:=VLOOKUP([.B7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formula="of:=VLOOKUP([.B72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formula="of:=VLOOKUP([.B72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formula="of:=VLOOKUP([.B72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formula="of:=VLOOKUP([.B728]; [$lookup.A$1:$lookup.B$37]; 2; 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729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formula="of:=VLOOKUP([.B730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formula="of:=VLOOKUP([.B73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formula="of:=VLOOKUP([.B7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formula="of:=VLOOKUP([.B73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formula="of:=VLOOKUP([.B73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formula="of:=VLOOKUP([.B73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formula="of:=VLOOKUP([.B73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formula="of:=VLOOKUP([.B7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formula="of:=VLOOKUP([.B7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formula="of:=VLOOKUP([.B73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formula="of:=VLOOKUP([.B7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formula="of:=VLOOKUP([.B74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formula="of:=VLOOKUP([.B74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formula="of:=VLOOKUP([.B743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4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formula="of:=VLOOKUP([.B74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formula="of:=VLOOKUP([.B74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س</text:p>
          </table:table-cell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formula="of:=VLOOKUP([.B74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formula="of:=VLOOKUP([.B74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formula="of:=VLOOKUP([.B75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formula="of:=VLOOKUP([.B7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formula="of:=VLOOKUP([.B752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formula="of:=VLOOKUP([.B75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formula="of:=VLOOKUP([.B75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formula="of:=VLOOKUP([.B7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formula="of:=VLOOKUP([.B75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formula="of:=VLOOKUP([.B7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formula="of:=VLOOKUP([.B75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formula="of:=VLOOKUP([.B7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formula="of:=VLOOKUP([.B7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formula="of:=VLOOKUP([.B76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formula="of:=VLOOKUP([.B76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formula="of:=VLOOKUP([.B76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formula="of:=VLOOKUP([.B76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formula="of:=VLOOKUP([.B76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6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formula="of:=VLOOKUP([.B7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7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7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formula="of:=VLOOKUP([.B77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7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formula="of:=VLOOKUP([.B77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formula="of:=VLOOKUP([.B77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VLOOKUP([.B774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formula="of:=VLOOKUP([.B77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formula="of:=VLOOKUP([.B77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formula="of:=VLOOKUP([.B7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formula="of:=VLOOKUP([.B778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formula="of:=VLOOKUP([.B77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formula="of:=VLOOKUP([.B78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formula="of:=VLOOKUP([.B7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formula="of:=VLOOKUP([.B782]; [$lookup.A$1:$lookup.B$37]; 2; 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formula="of:=VLOOKUP([.B7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formula="of:=VLOOKUP([.B7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formula="of:=VLOOKUP([.B7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formula="of:=VLOOKUP([.B78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formula="of:=VLOOKUP([.B7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formula="of:=VLOOKUP([.B78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formula="of:=VLOOKUP([.B78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formula="of:=VLOOKUP([.B79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formula="of:=VLOOKUP([.B7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formula="of:=VLOOKUP([.B79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formula="of:=VLOOKUP([.B7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9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formula="of:=VLOOKUP([.B79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formula="of:=VLOOKUP([.B79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formula="of:=VLOOKUP([.B7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formula="of:=VLOOKUP([.B798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formula="of:=VLOOKUP([.B79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formula="of:=VLOOKUP([.B800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formula="of:=VLOOKUP([.B80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formula="of:=VLOOKUP([.B80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340+</text:p>
          </table:table-cell>
          <table:table-cell office:value-type="string" calcext:value-type="string">
            <text:p>ت</text:p>
          </table:table-cell>
          <table:table-cell table:formula="of:=VLOOKUP([.B804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455433+</text:p>
          </table:table-cell>
          <table:table-cell office:value-type="string" calcext:value-type="string">
            <text:p>ت</text:p>
          </table:table-cell>
          <table:table-cell table:formula="of:=VLOOKUP([.B80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5573351222222</text:p>
          </table:table-cell>
          <table:table-cell office:value-type="string" calcext:value-type="string">
            <text:p>ک</text:p>
          </table:table-cell>
          <table:table-cell table:formula="of:=VLOOKUP([.B80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2332342</text:p>
          </table:table-cell>
          <table:table-cell office:value-type="string" calcext:value-type="string">
            <text:p>ا</text:p>
          </table:table-cell>
          <table:table-cell table:formula="of:=VLOOKUP([.B8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76143153</text:p>
          </table:table-cell>
          <table:table-cell office:value-type="string" calcext:value-type="string">
            <text:p>ل</text:p>
          </table:table-cell>
          <table:table-cell table:formula="of:=VLOOKUP([.B80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72</text:p>
          </table:table-cell>
          <table:table-cell office:value-type="string" calcext:value-type="string">
            <text:p>ا</text:p>
          </table:table-cell>
          <table:table-cell table:formula="of:=VLOOKUP([.B8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6735255-34533332</text:p>
          </table:table-cell>
          <table:table-cell office:value-type="string" calcext:value-type="string">
            <text:p>ي</text:p>
          </table:table-cell>
          <table:table-cell table:formula="of:=VLOOKUP([.B8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81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14466554</text:p>
          </table:table-cell>
          <table:table-cell office:value-type="string" calcext:value-type="string">
            <text:p>ک</text:p>
          </table:table-cell>
          <table:table-cell table:formula="of:=VLOOKUP([.B81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4343+</text:p>
          </table:table-cell>
          <table:table-cell office:value-type="string" calcext:value-type="string">
            <text:p>ن</text:p>
          </table:table-cell>
          <table:table-cell table:formula="of:=VLOOKUP([.B81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ب</text:p>
          </table:table-cell>
          <table:table-cell table:formula="of:=VLOOKUP([.B81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office:value-type="string" calcext:value-type="string">
            <text:p>ر</text:p>
          </table:table-cell>
          <table:table-cell table:formula="of:=VLOOKUP([.B81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044466665</text:p>
          </table:table-cell>
          <table:table-cell office:value-type="string" calcext:value-type="string">
            <text:p>ک</text:p>
          </table:table-cell>
          <table:table-cell table:formula="of:=VLOOKUP([.B81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06554032534244</text:p>
          </table:table-cell>
          <table:table-cell office:value-type="string" calcext:value-type="string">
            <text:p>ه</text:p>
          </table:table-cell>
          <table:table-cell table:formula="of:=VLOOKUP([.B8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4444352442</text:p>
          </table:table-cell>
          <table:table-cell office:value-type="string" calcext:value-type="string">
            <text:p>و</text:p>
          </table:table-cell>
          <table:table-cell table:formula="of:=VLOOKUP([.B81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0-631-</text:p>
          </table:table-cell>
          <table:table-cell office:value-type="string" calcext:value-type="string">
            <text:p>ي</text:p>
          </table:table-cell>
          <table:table-cell table:formula="of:=VLOOKUP([.B8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+3</text:p>
          </table:table-cell>
          <table:table-cell office:value-type="string" calcext:value-type="string">
            <text:p>ن</text:p>
          </table:table-cell>
          <table:table-cell table:formula="of:=VLOOKUP([.B82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37</text:p>
          </table:table-cell>
          <table:table-cell office:value-type="string" calcext:value-type="string">
            <text:p>د</text:p>
          </table:table-cell>
          <table:table-cell table:formula="of:=VLOOKUP([.B82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6705071</text:p>
          </table:table-cell>
          <table:table-cell office:value-type="string" calcext:value-type="string">
            <text:p>ڠ</text:p>
          </table:table-cell>
          <table:table-cell table:formula="of:=VLOOKUP([.B82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444473712</text:p>
          </table:table-cell>
          <table:table-cell office:value-type="string" calcext:value-type="string">
            <text:p>ن</text:p>
          </table:table-cell>
          <table:table-cell table:formula="of:=VLOOKUP([.B82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126</text:p>
          </table:table-cell>
          <table:table-cell office:value-type="string" calcext:value-type="string">
            <text:p>ب</text:p>
          </table:table-cell>
          <table:table-cell table:formula="of:=VLOOKUP([.B82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454+5776656</text:p>
          </table:table-cell>
          <table:table-cell office:value-type="string" calcext:value-type="string">
            <text:p>ݢ</text:p>
          </table:table-cell>
          <table:table-cell table:formula="of:=VLOOKUP([.B826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04543</text:p>
          </table:table-cell>
          <table:table-cell office:value-type="string" calcext:value-type="string">
            <text:p>ن</text:p>
          </table:table-cell>
          <table:table-cell table:formula="of:=VLOOKUP([.B82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35534+53+37</text:p>
          </table:table-cell>
          <table:table-cell office:value-type="string" calcext:value-type="string">
            <text:p>د</text:p>
          </table:table-cell>
          <table:table-cell table:formula="of:=VLOOKUP([.B82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29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353620754</text:p>
          </table:table-cell>
          <table:table-cell office:value-type="string" calcext:value-type="string">
            <text:p>ع</text:p>
          </table:table-cell>
          <table:table-cell table:formula="of:=VLOOKUP([.B83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22227</text:p>
          </table:table-cell>
          <table:table-cell office:value-type="string" calcext:value-type="string">
            <text:p>ل</text:p>
          </table:table-cell>
          <table:table-cell table:formula="of:=VLOOKUP([.B83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41434332</text:p>
          </table:table-cell>
          <table:table-cell office:value-type="string" calcext:value-type="string">
            <text:p>ی</text:p>
          </table:table-cell>
          <table:table-cell table:formula="of:=VLOOKUP([.B83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</text:p>
          </table:table-cell>
          <table:table-cell office:value-type="string" calcext:value-type="string">
            <text:p>ا</text:p>
          </table:table-cell>
          <table:table-cell table:formula="of:=VLOOKUP([.B83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2432705444</text:p>
          </table:table-cell>
          <table:table-cell office:value-type="string" calcext:value-type="string">
            <text:p>و</text:p>
          </table:table-cell>
          <table:table-cell table:formula="of:=VLOOKUP([.B8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3143222</text:p>
          </table:table-cell>
          <table:table-cell office:value-type="string" calcext:value-type="string">
            <text:p>ر</text:p>
          </table:table-cell>
          <table:table-cell table:formula="of:=VLOOKUP([.B83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474220+7</text:p>
          </table:table-cell>
          <table:table-cell office:value-type="string" calcext:value-type="string">
            <text:p>ڠ</text:p>
          </table:table-cell>
          <table:table-cell table:formula="of:=VLOOKUP([.B83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4-43</text:p>
          </table:table-cell>
          <table:table-cell office:value-type="string" calcext:value-type="string">
            <text:p>ي</text:p>
          </table:table-cell>
          <table:table-cell table:formula="of:=VLOOKUP([.B8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64553313106667737140111</text:p>
          </table:table-cell>
          <table:table-cell office:value-type="string" calcext:value-type="string">
            <text:p>ڠ</text:p>
          </table:table-cell>
          <table:table-cell table:formula="of:=VLOOKUP([.B83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64365540443</text:p>
          </table:table-cell>
          <table:table-cell office:value-type="string" calcext:value-type="string">
            <text:p>ۏ</text:p>
          </table:table-cell>
          <table:table-cell table:formula="of:=VLOOKUP([.B841]; [$lookup.A$1:$lookup.B$37]; 2; 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375</text:p>
          </table:table-cell>
          <table:table-cell office:value-type="string" calcext:value-type="string">
            <text:p>ء</text:p>
          </table:table-cell>
          <table:table-cell table:formula="of:=VLOOKUP([.B842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0443+33+</text:p>
          </table:table-cell>
          <table:table-cell office:value-type="string" calcext:value-type="string">
            <text:p>ن</text:p>
          </table:table-cell>
          <table:table-cell table:formula="of:=VLOOKUP([.B8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7-1536</text:p>
          </table:table-cell>
          <table:table-cell office:value-type="string" calcext:value-type="string">
            <text:p>ب</text:p>
          </table:table-cell>
          <table:table-cell table:formula="of:=VLOOKUP([.B84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145554</text:p>
          </table:table-cell>
          <table:table-cell office:value-type="string" calcext:value-type="string">
            <text:p>ر</text:p>
          </table:table-cell>
          <table:table-cell table:formula="of:=VLOOKUP([.B84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156245530765</text:p>
          </table:table-cell>
          <table:table-cell office:value-type="string" calcext:value-type="string">
            <text:p>ک</text:p>
          </table:table-cell>
          <table:table-cell table:formula="of:=VLOOKUP([.B8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123112362222</text:p>
          </table:table-cell>
          <table:table-cell office:value-type="string" calcext:value-type="string">
            <text:p>ا</text:p>
          </table:table-cell>
          <table:table-cell table:formula="of:=VLOOKUP([.B84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3+535</text:p>
          </table:table-cell>
          <table:table-cell office:value-type="string" calcext:value-type="string">
            <text:p>ت</text:p>
          </table:table-cell>
          <table:table-cell table:formula="of:=VLOOKUP([.B84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+2222372</text:p>
          </table:table-cell>
          <table:table-cell office:value-type="string" calcext:value-type="string">
            <text:p>ا</text:p>
          </table:table-cell>
          <table:table-cell table:formula="of:=VLOOKUP([.B85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2621</text:p>
          </table:table-cell>
          <table:table-cell office:value-type="string" calcext:value-type="string">
            <text:p>ل</text:p>
          </table:table-cell>
          <table:table-cell table:formula="of:=VLOOKUP([.B85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3515</text:p>
          </table:table-cell>
          <table:table-cell office:value-type="string" calcext:value-type="string">
            <text:p>ه</text:p>
          </table:table-cell>
          <table:table-cell table:formula="of:=VLOOKUP([.B8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4544</text:p>
          </table:table-cell>
          <table:table-cell office:value-type="string" calcext:value-type="string">
            <text:p>ب</text:p>
          </table:table-cell>
          <table:table-cell table:formula="of:=VLOOKUP([.B85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55443</text:p>
          </table:table-cell>
          <table:table-cell office:value-type="string" calcext:value-type="string">
            <text:p>ف</text:p>
          </table:table-cell>
          <table:table-cell table:formula="of:=VLOOKUP([.B85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0</text:p>
          </table:table-cell>
          <table:table-cell office:value-type="string" calcext:value-type="string">
            <text:p>ا</text:p>
          </table:table-cell>
          <table:table-cell table:formula="of:=VLOOKUP([.B8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56774005172124</text:p>
          </table:table-cell>
          <table:table-cell office:value-type="string" calcext:value-type="string">
            <text:p>ث</text:p>
          </table:table-cell>
          <table:table-cell table:formula="of:=VLOOKUP([.B85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4333+4</text:p>
          </table:table-cell>
          <table:table-cell office:value-type="string" calcext:value-type="string">
            <text:p>ش</text:p>
          </table:table-cell>
          <table:table-cell table:formula="of:=VLOOKUP([.B857]; [$lookup.A$1:$lookup.B$37]; 2; 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-333</text:p>
          </table:table-cell>
          <table:table-cell office:value-type="string" calcext:value-type="string">
            <text:p>ي</text:p>
          </table:table-cell>
          <table:table-cell table:formula="of:=VLOOKUP([.B85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365553537</text:p>
          </table:table-cell>
          <table:table-cell office:value-type="string" calcext:value-type="string">
            <text:p>د</text:p>
          </table:table-cell>
          <table:table-cell table:formula="of:=VLOOKUP([.B85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60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6</text:p>
          </table:table-cell>
          <table:table-cell office:value-type="string" calcext:value-type="string">
            <text:p>ا</text:p>
          </table:table-cell>
          <table:table-cell table:formula="of:=VLOOKUP([.B86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666636</text:p>
          </table:table-cell>
          <table:table-cell office:value-type="string" calcext:value-type="string">
            <text:p>ل</text:p>
          </table:table-cell>
          <table:table-cell table:formula="of:=VLOOKUP([.B8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6315</text:p>
          </table:table-cell>
          <table:table-cell office:value-type="string" calcext:value-type="string">
            <text:p>م</text:p>
          </table:table-cell>
          <table:table-cell table:formula="of:=VLOOKUP([.B86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55474443</text:p>
          </table:table-cell>
          <table:table-cell office:value-type="string" calcext:value-type="string">
            <text:p>ر</text:p>
          </table:table-cell>
          <table:table-cell table:formula="of:=VLOOKUP([.B86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155434143</text:p>
          </table:table-cell>
          <table:table-cell office:value-type="string" calcext:value-type="string">
            <text:p>س</text:p>
          </table:table-cell>
          <table:table-cell table:formula="of:=VLOOKUP([.B866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4</text:p>
          </table:table-cell>
          <table:table-cell office:value-type="string" calcext:value-type="string">
            <text:p>ل</text:p>
          </table:table-cell>
          <table:table-cell table:formula="of:=VLOOKUP([.B8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54-335</text:p>
          </table:table-cell>
          <table:table-cell office:value-type="string" calcext:value-type="string">
            <text:p>ي</text:p>
          </table:table-cell>
          <table:table-cell table:formula="of:=VLOOKUP([.B86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65545443+43+32</text:p>
          </table:table-cell>
          <table:table-cell office:value-type="string" calcext:value-type="string">
            <text:p>ن</text:p>
          </table:table-cell>
          <table:table-cell table:formula="of:=VLOOKUP([.B8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0322745</text:p>
          </table:table-cell>
          <table:table-cell office:value-type="string" calcext:value-type="string">
            <text:p>م</text:p>
          </table:table-cell>
          <table:table-cell table:formula="of:=VLOOKUP([.B8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754</text:p>
          </table:table-cell>
          <table:table-cell office:value-type="string" calcext:value-type="string">
            <text:p>م</text:p>
          </table:table-cell>
          <table:table-cell table:formula="of:=VLOOKUP([.B87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36-54</text:p>
          </table:table-cell>
          <table:table-cell office:value-type="string" calcext:value-type="string">
            <text:p>ن</text:p>
          </table:table-cell>
          <table:table-cell table:formula="of:=VLOOKUP([.B8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+44+055444437</text:p>
          </table:table-cell>
          <table:table-cell office:value-type="string" calcext:value-type="string">
            <text:p>ت</text:p>
          </table:table-cell>
          <table:table-cell table:formula="of:=VLOOKUP([.B873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74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6470</text:p>
          </table:table-cell>
          <table:table-cell office:value-type="string" calcext:value-type="string">
            <text:p>ر</text:p>
          </table:table-cell>
          <table:table-cell table:formula="of:=VLOOKUP([.B87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24513+65</text:p>
          </table:table-cell>
          <table:table-cell office:value-type="string" calcext:value-type="string">
            <text:p>ض</text:p>
          </table:table-cell>
          <table:table-cell table:formula="of:=VLOOKUP([.B876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4755141553453332215</text:p>
          </table:table-cell>
          <table:table-cell office:value-type="string" calcext:value-type="string">
            <text:p>ي</text:p>
          </table:table-cell>
          <table:table-cell table:formula="of:=VLOOKUP([.B87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-546</text:p>
          </table:table-cell>
          <table:table-cell office:value-type="string" calcext:value-type="string">
            <text:p>ب</text:p>
          </table:table-cell>
          <table:table-cell table:formula="of:=VLOOKUP([.B87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551515454</text:p>
          </table:table-cell>
          <table:table-cell office:value-type="string" calcext:value-type="string">
            <text:p>ر</text:p>
          </table:table-cell>
          <table:table-cell table:formula="of:=VLOOKUP([.B87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4353134+6535</text:p>
          </table:table-cell>
          <table:table-cell office:value-type="string" calcext:value-type="string">
            <text:p>ڠ</text:p>
          </table:table-cell>
          <table:table-cell table:formula="of:=VLOOKUP([.B880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3532</text:p>
          </table:table-cell>
          <table:table-cell office:value-type="string" calcext:value-type="string">
            <text:p>ي</text:p>
          </table:table-cell>
          <table:table-cell table:formula="of:=VLOOKUP([.B88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5+616331</text:p>
          </table:table-cell>
          <table:table-cell office:value-type="string" calcext:value-type="string">
            <text:p>ڠ</text:p>
          </table:table-cell>
          <table:table-cell table:formula="of:=VLOOKUP([.B88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883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4447</text:p>
          </table:table-cell>
          <table:table-cell office:value-type="string" calcext:value-type="string">
            <text:p>ذ</text:p>
          </table:table-cell>
          <table:table-cell table:formula="of:=VLOOKUP([.B884]; [$lookup.A$1:$lookup.B$37]; 2; 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5254-403</text:p>
          </table:table-cell>
          <table:table-cell office:value-type="string" calcext:value-type="string">
            <text:p>ي</text:p>
          </table:table-cell>
          <table:table-cell table:formula="of:=VLOOKUP([.B8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353437</text:p>
          </table:table-cell>
          <table:table-cell office:value-type="string" calcext:value-type="string">
            <text:p>ذ</text:p>
          </table:table-cell>
          <table:table-cell table:formula="of:=VLOOKUP([.B886]; [$lookup.A$1:$lookup.B$37]; 2; 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53+55430425+</text:p>
          </table:table-cell>
          <table:table-cell office:value-type="string" calcext:value-type="string">
            <text:p>ن</text:p>
          </table:table-cell>
          <table:table-cell table:formula="of:=VLOOKUP([.B8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8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ڽ</text:p>
          </table:table-cell>
          <table:table-cell table:number-columns-repeated="2"/>
        </table:table-row>
        <table:table-row table:style-name="ro1" table:number-rows-repeated="4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13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27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hort form</text:p>
          </table:table-cell>
          <table:table-cell table:number-columns-repeated="2"/>
        </table:table-row>
        <table:table-row table:style-name="ro1" table:number-rows-repeated="58">
          <table:table-cell table:style-name="Default"/>
          <table:table-cell table:number-columns-repeated="4"/>
        </table:table-row>
        <table:table-row table:style-name="ro1" table:number-rows-repeated="10469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fs-djikstra" table:style-name="ta1"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13-lineimg0</text:p>
          </table:table-cell>
          <table:table-cell table:number-columns-repeated="2"/>
          <table:table-cell office:value-type="string" calcext:value-type="string">
            <text:p>koyoknya p13 banyak sing hilang</text:p>
          </table:table-cell>
        </table:table-row>
        <table:table-row table:style-name="ro1">
          <table:table-cell office:value-type="float" office:value="777776454" calcext:value-type="float">
            <text:p>7777764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64143+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-5644" calcext:value-type="float">
            <text:p>-564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6550463" calcext:value-type="float">
            <text:p>655046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float" office:value="436477555" calcext:value-type="float">
            <text:p>4364775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float" office:value="677050105" calcext:value-type="float">
            <text:p>677050105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3+565706741444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float" office:value="77654" calcext:value-type="float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+554+40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44040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43+07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float" office:value="77754" calcext:value-type="float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76777065544440" calcext:value-type="float">
            <text:p>676777065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4"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5"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554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4657771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3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577006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77065544340</text:p>
          </table:table-cell>
          <table:table-cell table:style-name="ce5"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table:style-name="Default" office:value-type="float" office:value="375565575544" calcext:value-type="float">
            <text:p>37556557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3664476740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65443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+5577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3636465770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5705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53556707054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36570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57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05443402+7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7061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44467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-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44443726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6-40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450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55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-3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577755</text:p>
          </table:table-cell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75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0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4+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344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757577765444440272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0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0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550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54354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53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5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7544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6767557654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1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34545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576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31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01+20467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7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54444044377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+77577576066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46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32532207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5756706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341707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435454744033060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+40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43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+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16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6700567404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54355442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2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+550443+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040444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111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670665443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76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75514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722227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760760+500021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33377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-415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75643+072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530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34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4576057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6765453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+4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700716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6737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677574046457701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5500160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660+1777667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367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677576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555530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+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4+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7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01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1607</text:p>
          </table:table-cell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0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1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30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6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45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6746775170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444+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4+754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62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3415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4+27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4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1242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+5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6223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476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74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5353+570755444430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0170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420226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744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0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0012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4577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473445554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3+407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5000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4137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10+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6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64444+0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40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71422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5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74567555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42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7607654444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1+77+6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70443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6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+3+6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307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4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-32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04+6</text:p>
          </table:table-cell>
          <table:table-cell office:value-type="string" calcext:value-type="string">
            <text:p>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76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1440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776056740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-1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2644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3+654540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-lineim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7574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2260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7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32725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3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3+6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46715540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35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41605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26337</text:p>
          </table:table-cell>
          <table:table-cell office:value-type="string" calcext:value-type="string">
            <text:p>ل</text:p>
          </table:table-cell>
          <table:table-cell/>
          <table:table-cell office:value-type="string" calcext:value-type="string">
            <text:p>lam dan ya tertukar posisi</text:p>
          </table:table-cell>
        </table:table-row>
        <table:table-row table:style-name="ro1">
          <table:table-cell office:value-type="string" calcext:value-type="string">
            <text:p>5-42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57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454667755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50-05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77755606+56700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4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17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540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-0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4+56</text:p>
          </table:table-cell>
          <table:table-cell office:value-type="string" calcext:value-type="string">
            <text:p>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4026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7376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43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4466647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+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+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203710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77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756770054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56675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335006507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661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31511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443+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4666665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25443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7076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6440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65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+7543727200000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027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353645657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175705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714646677777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44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53575450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76667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5544440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5567447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754+442+77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-430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6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53622266</text:p>
          </table:table-cell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40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64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4637500067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3+6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76755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43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1453+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-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5456754+440332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-5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4+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04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2+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443+41+41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4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6543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57606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4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4404403+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5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6544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35-7-</text:p>
          </table:table-cell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45324467574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230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-74143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2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5443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312+07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66645402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41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0+75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756755740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+45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00444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-lineimg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2543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-05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+41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6555444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4+43+0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543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523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2524+55670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5354+6760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5434176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4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444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447404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335465040403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-440-30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42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065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0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675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3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65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+700755443+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+700755443+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-3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75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-040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3+0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5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4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55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5570544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+23+5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13544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64+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543413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65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43243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1554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756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076554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+76001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4576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336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2+17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2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+66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44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344437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4431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6755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6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73+567574</text:p>
          </table:table-cell>
          <table:table-cell office:value-type="string" calcext:value-type="string">
            <text:p>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5364657066140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111115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545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35</text:p>
          </table:table-cell>
          <table:table-cell table:style-name="ce1"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4+447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76440277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5757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45477054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7232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64403+36+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44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-30-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457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15133755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41+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6357504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76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4-530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4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657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+5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253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3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5473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3577750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5756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1257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-4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727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3472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4473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+46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-05-754544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4-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0405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4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3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35365544432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32+174444030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-422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74+7767550556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4+55+655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774506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0356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65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-640-43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674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65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33476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435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4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-335-46-567510-</text:p>
          </table:table-cell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6467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775-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03+01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454754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53546707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51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5+444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4346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7707765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546650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541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71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467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546465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5335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6-4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02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547464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23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20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54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54432+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7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034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74+5446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05774-400</text:p>
          </table:table-cell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32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04430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04430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05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7701554444307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+440+300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54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-4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2543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2507615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5554302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41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43+665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534+560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577000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4+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311717-705-1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444607667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+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32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442+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3+65+75454403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4+440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676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+540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4365+74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3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54706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3417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6756554532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4-04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3+47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45040443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231111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25446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0755541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667554-04472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535457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4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33556+0071545</text:p>
          </table:table-cell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677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+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220011115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076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+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55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477575660000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5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20207755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6-76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-5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076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4576604000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37555444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6457771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5576554440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415142717771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63646577005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54+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405-7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42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-40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6166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06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+4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4312+4+64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5554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40431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+46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70001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77766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31170666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usnya ada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56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0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77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2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765363337755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636333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46766770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0554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656075543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-3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635363676544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26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54120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2250440317112+5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44476675743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-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60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6466400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226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4+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2646650053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54654-5403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34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33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+56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544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4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4+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3+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41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67771566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7706075541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37554+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614+5434276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55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3635767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56404+</text:p>
          </table:table-cell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5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75764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+6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2+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3426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44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560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753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46654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+1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44444403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3565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30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+443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254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43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67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72253674+0404</text:p>
          </table:table-cell>
          <table:table-cell office:value-type="string" calcext:value-type="string">
            <text:p>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76443+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4355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2+3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+75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34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 table:number-rows-repeated="10478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7T12:43:59.914446160</dc:date>
    <meta:editing-duration>P2DT2H46M13S</meta:editing-duration>
    <meta:editing-cycles>75</meta:editing-cycles>
    <meta:generator>LibreOffice/7.4.7.2$Linux_X86_64 LibreOffice_project/40$Build-2</meta:generator>
    <meta:document-statistic meta:table-count="3" meta:cell-count="4934" meta:object-count="0"/>
  </office:meta>
</office:document-meta>
</file>